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366cm" fo:min-width="7.374cm"/>
      <style:paragraph-properties style:writing-mode="lr-tb"/>
    </style:style>
    <style:style style:name="gr2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666cm" fo:min-width="6.612cm"/>
      <style:paragraph-properties style:writing-mode="lr-tb"/>
    </style:style>
    <style:style style:name="gr3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666cm" fo:min-width="9.406cm"/>
      <style:paragraph-properties style:writing-mode="lr-tb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04cm" fo:min-width="0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2.29cm" fo:min-width="7.374cm"/>
      <style:paragraph-properties style:writing-mode="lr-tb"/>
    </style:style>
    <style:style style:name="gr7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02cm" fo:min-width="7.374cm"/>
      <style:paragraph-properties style:writing-mode="lr-tb"/>
    </style:style>
    <style:style style:name="gr8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528cm" fo:min-width="9.406cm"/>
      <style:paragraph-properties style:writing-mode="lr-tb"/>
    </style:style>
    <style:style style:name="gr9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2.506cm" fo:min-width="9.406cm"/>
      <style:paragraph-properties style:writing-mode="lr-tb"/>
    </style:style>
    <style:style style:name="gr10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528cm" fo:min-width="6.612cm"/>
      <style:paragraph-properties style:writing-mode="lr-tb"/>
    </style:style>
    <style:style style:name="gr11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768cm" fo:min-width="6.6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1pt" style:font-size-asian="12pt" style:font-size-complex="12pt"/>
    </style:style>
    <style:style style:name="P2" style:family="paragraph">
      <loext:graphic-properties draw:fill="solid" draw:fill-color="#d0d0d0"/>
      <style:paragraph-properties fo:text-align="start" style:writing-mode="lr-tb"/>
      <style:text-properties fo:font-size="11pt" style:font-size-asian="12pt" style:font-size-complex="12pt"/>
    </style:style>
    <style:style style:name="P3" style:family="paragraph">
      <style:paragraph-properties fo:text-align="center" style:writing-mode="lr-tb"/>
      <style:text-properties fo:font-size="11pt" style:font-size-asian="12pt" style:font-size-complex="12pt"/>
    </style:style>
    <style:style style:name="P4" style:family="paragraph">
      <loext:graphic-properties draw:fill="solid" draw:fill-color="#d0d0d0"/>
      <style:paragraph-properties fo:text-align="center" style:writing-mode="lr-tb"/>
      <style:text-properties fo:font-size="11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1pt" style:font-size-asian="16pt" style:font-size-complex="16pt"/>
    </style:style>
    <style:style style:name="P6" style:family="paragraph">
      <loext:graphic-properties draw:fill="solid"/>
      <style:paragraph-properties fo:text-align="center"/>
      <style:text-properties fo:font-size="11pt"/>
    </style:style>
    <style:style style:name="P7" style:family="paragraph">
      <style:paragraph-properties fo:text-align="start" style:writing-mode="lr-tb"/>
      <style:text-properties fo:font-size="11pt" fo:font-weight="normal" style:font-size-asian="12pt" style:font-weight-asian="normal" style:font-size-complex="12pt" style:font-weight-complex="normal"/>
    </style:style>
    <style:style style:name="P8" style:family="paragraph">
      <loext:graphic-properties draw:fill="solid" draw:fill-color="#d0d0d0"/>
      <style:paragraph-properties fo:text-align="start" style:writing-mode="lr-tb"/>
      <style:text-properties fo:font-size="11pt" fo:font-weight="normal" style:font-size-asian="12pt" style:font-weight-asian="normal" style:font-size-complex="12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2pt" style:font-size-complex="12pt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size-asian="11pt" style:font-weight-asian="bold" style:font-size-complex="11pt" style:font-weight-complex="bold"/>
    </style:style>
    <style:style style:name="T4" style:family="text">
      <style:text-properties fo:font-weight="bold" style:font-size-asian="12pt" style:font-weight-asian="bold" style:font-size-complex="12pt" style:font-weight-complex="bold"/>
    </style:style>
    <style:style style:name="T5" style:family="text">
      <style:text-properties fo:font-weight="normal" style:font-size-asian="11pt" style:font-weight-asian="normal" style:font-size-complex="11pt" style:font-weight-complex="normal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874cm" svg:height="1.616cm" svg:x="0.308cm" svg:y="1.686cm">
          <text:p text:style-name="P1"><text:span text:style-name="T1">- cell_dimensions</text:span></text:p>
          <text:p text:style-name="P1"><text:span text:style-name="T1">- cell_size </text:span></text:p>
          <text:p text:style-name="P1"><text:span text:style-name="T2">- obstacles </text:span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112cm" svg:height="0.916cm" svg:x="10.252cm" svg:y="2.424cm">
          <text:p text:style-name="P3"><text:span text:style-name="T3">Cell</text:span></text:p>
          <text:p text:style-name="P3"><text:span text:style-name="T4"/></text:p>
          <text:p text:style-name="P1"><text:span text:style-name="T5"><text:s text:c="2"/>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906cm" svg:height="0.916cm" svg:x="17.78cm" svg:y="1.662cm">
          <text:p text:style-name="P3"><text:span text:style-name="T3">MeasurementArea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2cm" svg:height="0.508cm" svg:x="8.182cm" svg:y="1.7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8.944cm" svg:y1="2.032cm" svg:x2="17.78cm" svg:y2="2.032cm">
          <text:p/>
        </draw:line>
        <draw:custom-shape draw:style-name="gr6" draw:text-style-name="P2" draw:layer="layout" svg:width="7.874cm" svg:height="2.54cm" svg:x="0.308cm" svg:y="3.302cm">
          <text:p text:style-name="P1"><text:span text:style-name="T5"># methods <text:s text:c="5"/></text:span></text:p>
          <text:p text:style-name="P1"><text:span text:style-name="T1">+ get_density_in_area()</text:span></text:p>
          <text:p text:style-name="P1"><text:span text:style-name="T1">+ compute_counts_area(self, meas_area)</text:span></text:p>
          <text:p text:style-name="P1"><text:span text:style-name="T1">+ update_density(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874cm" svg:height="1.27cm" svg:x="0.308cm" svg:y="0.416cm">
          <text:p text:style-name="P3"><text:span text:style-name="T3">DensityMapper</text:span></text:p>
          <text:p text:style-name="P3"><text:span text:style-name="T4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906cm" svg:height="1.778cm" svg:x="17.78cm" svg:y="2.578cm">
          <text:p text:style-name="P1"><text:span text:style-name="T5">- id</text:span></text:p>
          <text:p text:style-name="P1"><text:span text:style-name="T5">- area</text:span></text:p>
          <text:p text:style-name="P1"><text:span text:style-name="T5">- cell_contributions</text:span></text:p>
          <text:p text:style-name="P1"><text:span text:style-name="T1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9.906cm" svg:height="2.756cm" svg:x="17.78cm" svg:y="4.356cm">
          <text:p text:style-name="P1"><text:span text:style-name="T5"># </text:span><text:span text:style-name="T5">meth</text:span><text:span text:style-name="T5">ods <text:s text:c="2"/></text:span><text:span text:style-name="T5"><text:s text:c="3"/></text:span></text:p>
          <text:p text:style-name="P1"><text:span text:style-name="T5">+ </text:span><text:span text:style-name="T5">com</text:span><text:span text:style-name="T5">pute</text:span><text:span text:style-name="T5">_non</text:span><text:span text:style-name="T5">_rea</text:span><text:span text:style-name="T5">chab</text:span><text:span text:style-name="T5">le_ar</text:span><text:span text:style-name="T5">ea(c</text:span><text:span text:style-name="T5">ell, </text:span><text:span text:style-name="T5">obst</text:span><text:span text:style-name="T5">acle</text:span><text:span text:style-name="T5">s)</text:span></text:p>
          <text:p text:style-name="P1"><text:span text:style-name="T5">+ </text:span><text:span text:style-name="T5">get_</text:span><text:span text:style-name="T5">cell_</text:span><text:span text:style-name="T5">cont</text:span><text:span text:style-name="T5">ributi</text:span><text:span text:style-name="T5">on(c</text:span><text:span text:style-name="T5">ell, </text:span><text:span text:style-name="T5">obst</text:span><text:span text:style-name="T5">acle</text:span><text:span text:style-name="T5">s)</text:span></text:p>
          <text:p text:style-name="P1"><text:span text:style-name="T5">- </text:span><text:span text:style-name="T5">get_</text:span><text:span text:style-name="T5">coun</text:span><text:span text:style-name="T5">ts_c</text:span><text:span text:style-name="T5">onsi</text:span><text:span text:style-name="T5">derin</text:span><text:span text:style-name="T5">g_ob</text:span><text:span text:style-name="T5">stacl</text:span><text:span text:style-name="T5">es(a</text:span><text:span text:style-name="T5">rea_</text:span><text:span text:style-name="T5">cont</text:span><text:span text:style-name="T5">ributi</text:span><text:span text:style-name="T5">on, </text:span></text:p>
          <text:p text:style-name="P1"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9"/></text:span><text:span text:style-name="T5"><text:s text:c="4"/></text:span><text:span text:style-name="T5">cell, </text:span><text:span text:style-name="T5">obst</text:span><text:span text:style-name="T5">acle</text:span><text:span text:style-name="T5">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7.112cm" svg:height="1.778cm" svg:x="10.252cm" svg:y="3.34cm">
          <text:p text:style-name="P7"><text:span text:style-name="T5">- id</text:span></text:p>
          <text:p text:style-name="P7"><text:span text:style-name="T5">- polygon</text:span></text:p>
          <text:p text:style-name="P7"><text:span text:style-name="T5">- number_of_age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112cm" svg:height="2.018cm" svg:x="10.252cm" svg:y="5.094cm">
          <text:p text:style-name="P1"><text:span text:style-name="T5"># methods </text:span></text:p>
          <text:p text:style-name="P9"><text:span text:style-name="T5">+ get_density()</text:span></text:p>
          <text:p text:style-name="P9"><text:span text:style-name="T5">+ get_count()</text:span></text:p>
          <text:p text:style-name="P9"><text:span text:style-name="T5">+ set_count()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2cm" svg:height="0.508cm" svg:x="8.182cm" svg:y="2.5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8.944cm" svg:y1="2.802cm" svg:x2="10.252cm" svg:y2="2.794cm">
          <text:p/>
        </draw:line>
        <draw:frame draw:style-name="gr12" draw:text-style-name="P11" draw:layer="layout" svg:width="1.27cm" svg:height="0.683cm" svg:x="16.818cm" svg:y="1.449cm">
          <draw:text-box>
            <text:p text:style-name="P10"><text:span text:style-name="T6">1..*</text:span></text:p>
          </draw:text-box>
        </draw:frame>
        <draw:frame draw:style-name="gr12" draw:text-style-name="P11" draw:layer="layout" svg:width="1.27cm" svg:height="0.683cm" svg:x="9.244cm" svg:y="2.194cm">
          <draw:text-box>
            <text:p text:style-name="P10"><text:span text:style-name="T6">1..*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4T09:40:10.814793220</meta:creation-date>
    <dc:date>2023-09-05T09:23:56.174933864</dc:date>
    <meta:editing-duration>PT59M26S</meta:editing-duration>
    <meta:editing-cycles>22</meta:editing-cycles>
    <meta:generator>LibreOffice/6.4.7.2$Linux_X86_64 LibreOffice_project/40$Build-2</meta:generator>
    <meta:document-statistic meta:object-count="38"/>
  </office:meta>
</office:document-meta>
</file>